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E000000F51D67EA8FBE81D11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ef413d" draw:marker-start-width="0.355cm" draw:marker-end-width="0.355cm" draw:fill="solid" draw:fill-color="#ed1c24" draw:opacity="10%" draw:textarea-horizontal-align="justify" draw:textarea-vertical-align="middle" draw:auto-grow-height="false" fo:min-height="1.224cm" fo:min-width="17.992cm" fo:padding-top="0.15cm" fo:padding-bottom="0.15cm" fo:padding-left="0.275cm" fo:padding-right="0.275cm" draw:shadow-opacity="10%"/>
    </style:style>
    <style:style style:name="gr2" style:family="graphic" style:parent-style-name="standard">
      <style:graphic-properties svg:stroke-width="0.051cm" svg:stroke-color="#ef413d" draw:marker-start-width="0.355cm" draw:marker-end-width="0.355cm" draw:fill="none" draw:textarea-horizontal-align="justify" draw:textarea-vertical-align="middle" draw:auto-grow-height="false" fo:min-height="2.748cm" fo:min-width="0.799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3465a4" draw:fill="solid" draw:fill-color="#ef413d" draw:textarea-horizontal-align="justify" draw:textarea-vertical-align="middle" draw:auto-grow-height="false" fo:min-height="0.751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ed1c24" draw:opacity="1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ef413d"/>
      <style:paragraph-properties fo:text-align="center"/>
    </style:style>
    <style:style style:name="P4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8.542cm" svg:height="1.524cm" svg:x="1.509cm" svg:y="14.4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49cm" svg:height="3.048cm" svg:x="7.836cm" svg:y="13.5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81cm" svg:height="1.143cm" svg:x="8.62cm" svg:y="14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4" draw:layer="layout" svg:width="18.999cm" svg:height="3.833cm" svg:x="1.305cm" svg:y="12.915cm">
          <draw:image xlink:href="Pictures/10000000000004BE000000F51D67EA8FBE81D11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5T13:07:17.185934109</meta:creation-date>
    <dc:date>2019-02-15T14:08:13.005882828</dc:date>
    <meta:editing-duration>PT26M48S</meta:editing-duration>
    <meta:editing-cycles>4</meta:editing-cycles>
    <meta:generator>LibreOffice/6.0.7.3$Linux_X86_64 LibreOffice_project/00m0$Build-3</meta:generator>
    <meta:document-statistic meta:object-count="4"/>
  </office:meta>
</office:document-meta>
</file>